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5.722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8.36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2.93cm" fo:break-before="auto" style:use-optimal-row-height="false"/>
    </style:style>
    <style:style style:name="ro28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0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41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5.88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2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1 @ 01-07-2015" table:style-name="ta1">
        <office:forms form:automatic-focus="false" form:apply-design-mode="false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4" table:default-cell-style-name="ce7"/>
        <table:table-column table:style-name="co14" table:default-cell-style-name="Default"/>
        <table:table-column table:style-name="co12" table:default-cell-style-name="Default"/>
        <table:table-column table:style-name="co7" table:default-cell-style-name="ce37"/>
        <table:table-column table:style-name="co8" table:default-cell-style-name="ce39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2" draw:text-style-name="P1" svg:width="8.806cm" svg:height="6.088cm" svg:x="28.298cm" svg:y="5.955cm" draw:caption-point-x="8.031cm" draw:caption-point-y="-4.125cm">
              <dc:date>2015-07-01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O+ <text:s text:c="4"/>: operante – recurso nov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60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35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35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 [CH-CONS-AULAS]</text:p>
          </table:table-cell>
          <table:table-cell table:number-columns-repeated="2" table:style-name="ce4" office:value-type="string">
            <text:p>-----</text:p>
          </table:table-cell>
          <table:table-cell table:style-name="ce38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NI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*</text:p>
          </table:table-cell>
          <table:table-cell table:style-name="ce40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Past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2">
            <text:p>Folha de Registro de Aulas</text:p>
            <text:p>[PASTAS-REG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 table:number-columns-spanned="1" table:number-rows-spanned="2">
            <text:p>Lista de Presença dos Alunos</text:p>
            <text:p>[PASTAS-LISTA-PRESENCA-ALU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Default"/>
          <table:covered-table-cell table:style-name="ce12"/>
          <table:table-cell table:style-name="ce12" office:value-type="string">
            <text:p>Gerar Lista de Presença dos Alunos</text:p>
            <text:p>[PASTAS-LISTA-PRESENCA-ALUNOS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+</text:p>
          </table:table-cell>
          <table:table-cell table:style-name="ce41" office:value-type="string">
            <text:p>Recurso novo.</text:p>
          </table:table-cell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3"/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7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38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0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0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40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 table:number-columns-spanned="1" table:number-rows-spanned="3">
            <text:p>CPA</text:p>
          </table:table-cell>
          <table:table-cell table:style-name="ce4" office:value-type="string" table:number-columns-spanned="1" table:number-rows-spanned="3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6">
          <table:covered-table-cell table:style-name="ce21"/>
          <table:covered-table-cell table:style-name="ce4"/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 table:number-columns-spanned="1" table:number-rows-spanned="2">
            <text:p>CPA: Aluno x Professor [CPA-ESTAT-ALUNO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6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>
            <text:p>CPA: Aluno x Professor – Processar</text:p>
            <text:p>[CPA-ESTAT-ALUNO-PROF-PROCESS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+</text:p>
          </table:table-cell>
          <table:table-cell table:style-name="ce41" office:value-type="string">
            <text:p>Recurso novo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D*</text:p>
          </table:table-cell>
          <table:table-cell table:style-name="ce40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40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Relação de alunos com GTL obtida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000-00-00T19:18:46.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7-01T20:11:51.93</dc:date>
    <meta:editing-duration>P32DT12H16M36S</meta:editing-duration>
    <meta:editing-cycles>91</meta:editing-cycles>
    <meta:document-statistic meta:table-count="4" meta:cell-count="2023" meta:object-count="0"/>
  </office:meta>
</office:document-meta>
</file>